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Hmatrix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1 (tp)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 (ts)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3.2750866870908" calcext:value-type="float">
            <text:p>33.2750866870908</text:p>
          </table:table-cell>
          <table:table-cell office:value-type="float" office:value="-5.10976507582309" calcext:value-type="float">
            <text:p>-5.10976507582309</text:p>
          </table:table-cell>
          <table:table-cell office:value-type="float" office:value="-4.99944826816974" calcext:value-type="float">
            <text:p>-4.99944826816974</text:p>
          </table:table-cell>
          <table:table-cell office:value-type="float" office:value="-7.43716300650157" calcext:value-type="float">
            <text:p>-7.43716300650157</text:p>
          </table:table-cell>
          <table:table-cell office:value-type="float" office:value="0" calcext:value-type="float">
            <text:p>0</text:p>
          </table:table-cell>
          <table:table-cell office:value-type="float" office:value="-1.29154119085548" calcext:value-type="float">
            <text:p>-1.29154119085548</text:p>
          </table:table-cell>
          <table:table-cell office:value-type="float" office:value="-1.54224914252295" calcext:value-type="float">
            <text:p>-1.54224914252295</text:p>
          </table:table-cell>
          <table:table-cell office:value-type="float" office:value="-2.07744062300622" calcext:value-type="float">
            <text:p>-2.0774406230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-4.86273677517176" calcext:value-type="float">
            <text:p>-4.86273677517176</text:p>
          </table:table-cell>
          <table:table-cell table:style-name="ce1" office:value-type="float" office:value="8.67685584739097" calcext:value-type="float">
            <text:p>8.6768558473909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.06613360330528" calcext:value-type="float">
            <text:p>2.06613360330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-4.91750530416545" calcext:value-type="float">
            <text:p>-4.91750530416545</text:p>
          </table:table-cell>
          <table:table-cell office:value-type="float" office:value="0" calcext:value-type="float">
            <text:p>0</text:p>
          </table:table-cell>
          <table:table-cell office:value-type="float" office:value="38.1315623515872" calcext:value-type="float">
            <text:p>38.1315623515872</text:p>
          </table:table-cell>
          <table:table-cell office:value-type="float" office:value="-3.66280363459766" calcext:value-type="float">
            <text:p>-3.66280363459766</text:p>
          </table:table-cell>
          <table:table-cell office:value-type="float" office:value="-29.5512534128241" calcext:value-type="float">
            <text:p>-29.5512534128241</text:p>
          </table:table-cell>
          <table:table-cell office:value-type="float" office:value="0" calcext:value-type="float">
            <text:p>0</text:p>
          </table:table-cell>
          <table:table-cell office:value-type="float" office:value="12.4077456324769" calcext:value-type="float">
            <text:p>12.4077456324769</text:p>
          </table:table-cell>
          <table:table-cell office:value-type="float" office:value="-1.12385152277191" calcext:value-type="float">
            <text:p>-1.12385152277191</text:p>
          </table:table-cell>
          <table:table-cell office:value-type="float" office:value="-10.2724918654143" calcext:value-type="float">
            <text:p>-10.2724918654143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-7.1650331696599" calcext:value-type="float">
            <text:p>-7.1650331696599</text:p>
          </table:table-cell>
          <table:table-cell office:value-type="float" office:value="0" calcext:value-type="float">
            <text:p>0</text:p>
          </table:table-cell>
          <table:table-cell office:value-type="float" office:value="-3.58769604849969" calcext:value-type="float">
            <text:p>-3.58769604849969</text:p>
          </table:table-cell>
          <table:table-cell office:value-type="float" office:value="10.7527292181596" calcext:value-type="float">
            <text:p>10.752729218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173184777873" calcext:value-type="float">
            <text:p>-1.33173184777873</text:p>
          </table:table-cell>
          <table:table-cell office:value-type="float" office:value="3.0427850144076" calcext:value-type="float">
            <text:p>3.0427850144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7860073641501" calcext:value-type="float">
            <text:p>-29.786007364150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9.7860073641501" calcext:value-type="float">
            <text:p>29.7860073641501</text:p>
          </table:table-cell>
          <table:table-cell office:value-type="float" office:value="0" calcext:value-type="float">
            <text:p>0</text:p>
          </table:table-cell>
          <table:table-cell office:value-type="float" office:value="-9.61432715306452" calcext:value-type="float">
            <text:p>-9.614327153064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.3738891315547" calcext:value-type="float">
            <text:p>10.3738891315547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.03262609280947" calcext:value-type="float">
            <text:p>2.03262609280947</text:p>
          </table:table-cell>
          <table:table-cell table:style-name="ce1" office:value-type="float" office:value="-3.76719973002805" calcext:value-type="float">
            <text:p>-3.767199730028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8.73314415260903" calcext:value-type="float">
            <text:p>8.733144152609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.77574004139563" calcext:value-type="float">
            <text:p>1.77574004139563</text:p>
          </table:table-cell>
          <table:table-cell office:value-type="float" office:value="0" calcext:value-type="float">
            <text:p>0</text:p>
          </table:table-cell>
          <table:table-cell office:value-type="float" office:value="-13.1131696659163" calcext:value-type="float">
            <text:p>-13.1131696659163</text:p>
          </table:table-cell>
          <table:table-cell office:value-type="float" office:value="1.09575523470261" calcext:value-type="float">
            <text:p>1.09575523470261</text:p>
          </table:table-cell>
          <table:table-cell office:value-type="float" office:value="10.241674389818" calcext:value-type="float">
            <text:p>10.241674389818</text:p>
          </table:table-cell>
          <table:table-cell office:value-type="float" office:value="0" calcext:value-type="float">
            <text:p>0</text:p>
          </table:table-cell>
          <table:table-cell office:value-type="float" office:value="38.3318050488033" calcext:value-type="float">
            <text:p>38.3318050488033</text:p>
          </table:table-cell>
          <table:table-cell office:value-type="float" office:value="-3.75672167651042" calcext:value-type="float">
            <text:p>-3.75672167651042</text:p>
          </table:table-cell>
          <table:table-cell office:value-type="float" office:value="-29.6401739346279" calcext:value-type="float">
            <text:p>-29.6401739346279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.84189411795609" calcext:value-type="float">
            <text:p>2.84189411795609</text:p>
          </table:table-cell>
          <table:table-cell office:value-type="float" office:value="0" calcext:value-type="float">
            <text:p>0</text:p>
          </table:table-cell>
          <table:table-cell office:value-type="float" office:value="1.3210779929965" calcext:value-type="float">
            <text:p>1.3210779929965</text:p>
          </table:table-cell>
          <table:table-cell office:value-type="float" office:value="-4.16297211095259" calcext:value-type="float">
            <text:p>-4.16297211095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1662908114889" calcext:value-type="float">
            <text:p>-3.61662908114889</text:p>
          </table:table-cell>
          <table:table-cell office:value-type="float" office:value="10.8310597762466" calcext:value-type="float">
            <text:p>10.831059776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3741253584001" calcext:value-type="float">
            <text:p>9.5374125358400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9.53741253584001" calcext:value-type="float">
            <text:p>-9.53741253584001</text:p>
          </table:table-cell>
          <table:table-cell office:value-type="float" office:value="0" calcext:value-type="float">
            <text:p>0</text:p>
          </table:table-cell>
          <table:table-cell office:value-type="float" office:value="-30.0262171009577" calcext:value-type="float">
            <text:p>-30.026217100957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9.9244257330491" calcext:value-type="float">
            <text:p>29.924425733049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Ppdtp</text:p>
          </table:table-cell>
          <table:table-cell table:style-name="ce2" table:formula="of:=[.C3]+20.182433082516" office:value-type="float" office:value="28.859288929907" calcext:value-type="float">
            <text:p>28.859288929907</text:p>
          </table:table-cell>
          <table:table-cell/>
          <table:table-cell office:value-type="string" calcext:value-type="string">
            <text:p>dPsdts</text:p>
          </table:table-cell>
          <table:table-cell table:style-name="ce2" table:formula="of:=[.F6]+9.95517552086512" office:value-type="float" office:value="39.7411828850152" calcext:value-type="float">
            <text:p>39.7411828850152</text:p>
          </table:table-cell>
          <table:table-cell table:number-columns-repeated="2"/>
          <table:table-cell office:value-type="string" calcext:value-type="string">
            <text:p>dPsdVs</text:p>
          </table:table-cell>
          <table:table-cell table:formula="of:=[.J6]-0.400765072532356" office:value-type="float" office:value="9.97312405902231" calcext:value-type="float">
            <text:p>9.97312405902231</text:p>
          </table:table-cell>
        </table:table-row>
        <table:table-row table:style-name="ro1">
          <table:table-cell/>
          <table:table-cell office:value-type="string" calcext:value-type="string">
            <text:p>dQpdtp</text:p>
          </table:table-cell>
          <table:table-cell table:style-name="ce2" table:formula="of:=[.C7]+0.398365135758208" office:value-type="float" office:value="-3.36883459426985" calcext:value-type="float">
            <text:p>-3.36883459426985</text:p>
          </table:table-cell>
          <table:table-cell/>
          <table:table-cell office:value-type="string" calcext:value-type="string">
            <text:p>dQsdts</text:p>
          </table:table-cell>
          <table:table-cell table:style-name="ce2" table:formula="of:=[.F10]-0.39956277731476" office:value-type="float" office:value="-9.93697531315477" calcext:value-type="float">
            <text:p>-9.93697531315477</text:p>
          </table:table-cell>
          <table:table-cell table:number-columns-repeated="2"/>
          <table:table-cell office:value-type="string" calcext:value-type="string">
            <text:p>dQsdVs</text:p>
          </table:table-cell>
          <table:table-cell table:formula="of:=[.J10]+9.95486908639406" office:value-type="float" office:value="39.8792948194431" calcext:value-type="float">
            <text:p>39.8792948194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6T13:58:48.009948667</dc:date>
    <meta:editing-duration>PT14M42S</meta:editing-duration>
    <meta:editing-cycles>1</meta:editing-cycles>
    <meta:document-statistic meta:table-count="1" meta:cell-count="111" meta:object-count="0"/>
    <meta:generator>LibreOffice/7.3.7.2$Linux_X86_64 LibreOffice_project/30$Build-2</meta:generator>
  </office:meta>
</office:document-meta>
</file>